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73mm"/>
    </style:style>
    <style:style style:name="co2" style:family="table-column">
      <style:table-column-properties fo:break-before="auto" style:column-width="43.96mm"/>
    </style:style>
    <style:style style:name="co3" style:family="table-column">
      <style:table-column-properties fo:break-before="auto" style:column-width="17.5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1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mbi-core-gosum1-bio" table:style-name="ta1">
        <table:shapes>
          <draw:frame draw:z-index="0" draw:style-name="gr1" draw:text-style-name="P1" svg:width="291.66mm" svg:height="214.01mm" svg:x="0.99mm" svg:y="89.33mm">
            <loext:p draw:notify-on-update-of-ranges="'Gambi-core-gosum1-bio'.B2:'Gambi-core-gosum1-bio'.B17 'Gambi-core-gosum1-bio'.C1:'Gambi-core-gosum1-bio'.C1 'Gambi-core-gosum1-bio'.C2:'Gambi-core-gosum1-bio'.C17 'Gambi-core-gosum1-bio'.D1:'Gambi-core-gosum1-bio'.D1 'Gambi-core-gosum1-bio'.D2:'Gambi-core-gosum1-bio'.D17 'Gambi-core-gosum1-bio'.E1:'Gambi-core-gosum1-bio'.E1 'Gambi-core-gosum1-bio'.E2:'Gambi-core-gosum1-bio'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O Id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oftcore</text:p>
          </table:table-cell>
          <table:table-cell office:value-type="string" calcext:value-type="string">
            <text:p>un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office:value-type="float" office:value="324" calcext:value-type="float">
            <text:p>324</text:p>
          </table:table-cell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cellular process</text:p>
          </table:table-cell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reproductive proce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2610</text:p>
          </table:table-cell>
          <table:table-cell office:value-type="string" calcext:value-type="string">
            <text:p>biological adhe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3052</text:p>
          </table:table-cell>
          <table:table-cell office:value-type="string" calcext:value-type="string">
            <text:p>signal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501</text:p>
          </table:table-cell>
          <table:table-cell office:value-type="string" calcext:value-type="string">
            <text:p>multicellular organismal proc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0011</text:p>
          </table:table-cell>
          <table:table-cell office:value-type="string" calcext:value-type="string">
            <text:p>locomo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8511</text:p>
          </table:table-cell>
          <table:table-cell office:value-type="string" calcext:value-type="string">
            <text:p>rhythmic proc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response to stimulu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localization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multi-organism proce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cellular component organization or biogenesis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8754</text:p>
          </table:table-cell>
          <table:table-cell office:value-type="string" calcext:value-type="string">
            <text:p>detoxific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</table:table>
      <table:table table:name="summary" table:style-name="ta1">
        <table:table-column table:style-name="co6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O Id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oftcore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16">
            <text:p>Bio</text:p>
          </table:table-cell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office:value-type="float" office:value="324" calcext:value-type="float">
            <text:p>324</text:p>
          </table:table-cell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covered-table-cell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cellular process</text:p>
          </table:table-cell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78" calcext:value-type="float">
            <text:p>378</text:p>
          </table:table-cell>
          <table:covered-table-cell/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reproductive proce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GO:0022610</text:p>
          </table:table-cell>
          <table:table-cell office:value-type="string" calcext:value-type="string">
            <text:p>biological adhe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GO:0023052</text:p>
          </table:table-cell>
          <table:table-cell office:value-type="string" calcext:value-type="string">
            <text:p>signaling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032501</text:p>
          </table:table-cell>
          <table:table-cell office:value-type="string" calcext:value-type="string">
            <text:p>multicellular organismal proc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040011</text:p>
          </table:table-cell>
          <table:table-cell office:value-type="string" calcext:value-type="string">
            <text:p>locomo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GO:0048511</text:p>
          </table:table-cell>
          <table:table-cell office:value-type="string" calcext:value-type="string">
            <text:p>rhythmic proc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response to stimulu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localization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covered-table-cell/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multi-organism proce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covered-table-cell/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cellular component organization or biogenesis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covered-table-cell/>
        </table:table-row>
        <table:table-row table:style-name="ro1">
          <table:table-cell office:value-type="string" calcext:value-type="string">
            <text:p>GO:0098754</text:p>
          </table:table-cell>
          <table:table-cell office:value-type="string" calcext:value-type="string">
            <text:p>detoxification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016020</text:p>
          </table:table-cell>
          <table:table-cell office:value-type="string" calcext:value-type="string">
            <text:p>membran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 table:number-columns-spanned="1" table:number-rows-spanned="12">
            <text:p>Cellular</text:p>
          </table:table-cell>
        </table:table-row>
        <table:table-row table:style-name="ro1">
          <table:table-cell office:value-type="string" calcext:value-type="string">
            <text:p>GO:0030054</text:p>
          </table:table-cell>
          <table:table-cell office:value-type="string" calcext:value-type="string">
            <text:p>cell jun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031974</text:p>
          </table:table-cell>
          <table:table-cell office:value-type="string" calcext:value-type="string">
            <text:p>membrane-enclosed lu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GO:0032991</text:p>
          </table:table-cell>
          <table:table-cell office:value-type="string" calcext:value-type="string">
            <text:p>protein-containing complex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covered-table-cell/>
        </table:table-row>
        <table:table-row table:style-name="ro1">
          <table:table-cell office:value-type="string" calcext:value-type="string">
            <text:p>GO:0043226</text:p>
          </table:table-cell>
          <table:table-cell office:value-type="string" calcext:value-type="string">
            <text:p>organell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1">
          <table:table-cell office:value-type="string" calcext:value-type="string">
            <text:p>GO:0044421</text:p>
          </table:table-cell>
          <table:table-cell office:value-type="string" calcext:value-type="string">
            <text:p>extracellular region pa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GO:0044422</text:p>
          </table:table-cell>
          <table:table-cell office:value-type="string" calcext:value-type="string">
            <text:p>organelle part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covered-table-cell/>
        </table:table-row>
        <table:table-row table:style-name="ro1">
          <table:table-cell office:value-type="string" calcext:value-type="string">
            <text:p>GO:0044423</text:p>
          </table:table-cell>
          <table:table-cell office:value-type="string" calcext:value-type="string">
            <text:p>virion p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044425</text:p>
          </table:table-cell>
          <table:table-cell office:value-type="string" calcext:value-type="string">
            <text:p>membrane part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covered-table-cell/>
        </table:table-row>
        <table:table-row table:style-name="ro1">
          <table:table-cell office:value-type="string" calcext:value-type="string">
            <text:p>GO:0044456</text:p>
          </table:table-cell>
          <table:table-cell office:value-type="string" calcext:value-type="string">
            <text:p>synapse p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GO:0044464</text:p>
          </table:table-cell>
          <table:table-cell office:value-type="string" calcext:value-type="string">
            <text:p>cell part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covered-table-cell/>
        </table:table-row>
        <table:table-row table:style-name="ro1">
          <table:table-cell office:value-type="string" calcext:value-type="string">
            <text:p>GO:0099080</text:p>
          </table:table-cell>
          <table:table-cell office:value-type="string" calcext:value-type="string">
            <text:p>supramolecular compl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GO:0003824</text:p>
          </table:table-cell>
          <table:table-cell office:value-type="string" calcext:value-type="string">
            <text:p>catalytic activity</text:p>
          </table:table-cell>
          <table:table-cell office:value-type="float" office:value="472" calcext:value-type="float">
            <text:p>472</text:p>
          </table:table-cell>
          <table:table-cell office:value-type="float" office:value="449" calcext:value-type="float">
            <text:p>44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 table:number-columns-spanned="1" table:number-rows-spanned="10">
            <text:p>molec</text:p>
          </table:table-cell>
        </table:table-row>
        <table:table-row table:style-name="ro1">
          <table:table-cell office:value-type="string" calcext:value-type="string">
            <text:p>GO:0005198</text:p>
          </table:table-cell>
          <table:table-cell office:value-type="string" calcext:value-type="string">
            <text:p>structural molecule activ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table-cell office:value-type="string" calcext:value-type="string">
            <text:p>GO:0005215</text:p>
          </table:table-cell>
          <table:table-cell office:value-type="string" calcext:value-type="string">
            <text:p>transporter activity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covered-table-cell/>
        </table:table-row>
        <table:table-row table:style-name="ro1">
          <table:table-cell office:value-type="string" calcext:value-type="string">
            <text:p>GO:0005488</text:p>
          </table:table-cell>
          <table:table-cell office:value-type="string" calcext:value-type="string">
            <text:p>binding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covered-table-cell/>
        </table:table-row>
        <table:table-row table:style-name="ro1">
          <table:table-cell office:value-type="string" calcext:value-type="string">
            <text:p>GO:0016209</text:p>
          </table:table-cell>
          <table:table-cell office:value-type="string" calcext:value-type="string">
            <text:p>antioxidant activ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table-cell office:value-type="string" calcext:value-type="string">
            <text:p>GO:0038024</text:p>
          </table:table-cell>
          <table:table-cell office:value-type="string" calcext:value-type="string">
            <text:p>cargo receptor activity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060089</text:p>
          </table:table-cell>
          <table:table-cell office:value-type="string" calcext:value-type="string">
            <text:p>molecular transducer activ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1">
          <table:table-cell office:value-type="string" calcext:value-type="string">
            <text:p>GO:0098772</text:p>
          </table:table-cell>
          <table:table-cell office:value-type="string" calcext:value-type="string">
            <text:p>molecular function regulato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1">
          <table:table-cell office:value-type="string" calcext:value-type="string">
            <text:p>GO:0140104</text:p>
          </table:table-cell>
          <table:table-cell office:value-type="string" calcext:value-type="string">
            <text:p>molecular carrier activ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GO:0140110</text:p>
          </table:table-cell>
          <table:table-cell office:value-type="string" calcext:value-type="string">
            <text:p>transcription regulator activ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3:.C40])" office:value-type="float" office:value="1929" calcext:value-type="float">
            <text:p>1929</text:p>
          </table:table-cell>
          <table:table-cell table:formula="of:=SUM([.D3:.D40])" office:value-type="float" office:value="1871" calcext:value-type="float">
            <text:p>1871</text:p>
          </table:table-cell>
          <table:table-cell table:formula="of:=SUM([.E3:.E40])" office:value-type="float" office:value="2081" calcext:value-type="float">
            <text:p>20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09:51:45.641620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09:55:32.921375757</dc:date>
    <meta:editing-duration>PT31M59S</meta:editing-duration>
    <meta:editing-cycles>9</meta:editing-cycles>
    <meta:generator>LibreOffice/5.1.6.2$Linux_X86_64 LibreOffice_project/10m0$Build-2</meta:generator>
    <meta:document-statistic meta:table-count="2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8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67cm" svg:height="21.402cm" xlink:href=".." xlink:type="simple" chart:class="chart:bar" chart:style-name="ch1">
        <chart:legend chart:legend-position="end" svg:x="27.168cm" svg:y="9.904cm" style:legend-expansion="high" chart:style-name="ch2"/>
        <chart:plot-area chart:style-name="ch3" table:cell-range-address="'Gambi-core-gosum1-bio'.B1:'Gambi-core-gosum1-bio'.E17" chart:data-source-has-labels="both" svg:x="1.021cm" svg:y="0.153cm" svg:width="25.435cm" svg:height="21.277cm">
          <chartooo:coordinate-region svg:x="3.11cm" svg:y="0.352cm" svg:width="23.346cm" svg:height="15.608cm"/>
          <chart:axis chart:dimension="x" chart:name="primary-x" chart:style-name="ch4" chartooo:axis-type="auto">
            <chartooo:date-scale/>
            <chart:categories table:cell-range-address="'Gambi-core-gosum1-bio'.B2:'Gambi-core-gosum1-bio'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mbi-core-gosum1-bio'.C2:'Gambi-core-gosum1-bio'.C17" chart:label-cell-address="'Gambi-core-gosum1-bio'.C1:'Gambi-core-gosum1-bio'.C1" chart:class="chart:bar">
            <chart:data-point chart:repeated="16"/>
          </chart:series>
          <chart:series chart:style-name="ch8" chart:values-cell-range-address="'Gambi-core-gosum1-bio'.D2:'Gambi-core-gosum1-bio'.D17" chart:label-cell-address="'Gambi-core-gosum1-bio'.D1:'Gambi-core-gosum1-bio'.D1" chart:class="chart:bar">
            <chart:data-point chart:repeated="16"/>
          </chart:series>
          <chart:series chart:style-name="ch9" chart:values-cell-range-address="'Gambi-core-gosum1-bio'.E2:'Gambi-core-gosum1-bio'.E17" chart:label-cell-address="'Gambi-core-gosum1-bio'.E1:'Gambi-core-gosum1-bio'.E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Gambi-core-gosum1-bio'.C1:'Gambi-core-gosum1-bio'.C1</svg:desc>
                </draw:g>
              </table:table-cell>
              <table:table-cell office:value-type="string">
                <text:p>softcore</text:p>
                <draw:g>
                  <svg:desc>'Gambi-core-gosum1-bio'.D1:'Gambi-core-gosum1-bio'.D1</svg:desc>
                </draw:g>
              </table:table-cell>
              <table:table-cell office:value-type="string">
                <text:p>unique</text:p>
                <draw:g>
                  <svg:desc>'Gambi-core-gosum1-bio'.E1:'Gambi-core-gosum1-bi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mune system process</text:p>
                <draw:g>
                  <svg:desc>'Gambi-core-gosum1-bio'.B2:'Gambi-core-gosum1-bio'.B17</svg:desc>
                </draw:g>
              </table:table-cell>
              <table:table-cell office:value-type="float" office:value="2">
                <text:p>2</text:p>
                <draw:g>
                  <svg:desc>'Gambi-core-gosum1-bio'.C2:'Gambi-core-gosum1-bio'.C17</svg:desc>
                </draw:g>
              </table:table-cell>
              <table:table-cell office:value-type="float" office:value="2">
                <text:p>2</text:p>
                <draw:g>
                  <svg:desc>'Gambi-core-gosum1-bio'.D2:'Gambi-core-gosum1-bio'.D17</svg:desc>
                </draw:g>
              </table:table-cell>
              <table:table-cell office:value-type="float" office:value="3">
                <text:p>3</text:p>
                <draw:g>
                  <svg:desc>'Gambi-core-gosum1-bio'.E2:'Gambi-core-gosum1-bio'.E17</svg:desc>
                </draw:g>
              </table:table-cell>
            </table:table-row>
            <table:table-row>
              <table:table-cell office:value-type="string">
                <text:p>metabolic process</text:p>
              </table:table-cell>
              <table:table-cell office:value-type="float" office:value="324">
                <text:p>324</text:p>
              </table:table-cell>
              <table:table-cell office:value-type="float" office:value="309">
                <text:p>30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cellular process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reproductive proces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iological adhes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ignal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lticellular organismal proces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velopmental proces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como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hythmic proces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ponse to stimulus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ocalization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multi-organism process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iological regulation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ellular component organization or biogenesis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detoxific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